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Arial" svg:font-family="Arial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3.75pt"/>
    </style:style>
    <style:style style:name="co2" style:family="table-column">
      <style:table-column-properties fo:break-before="auto" style:column-width="126.74pt"/>
    </style:style>
    <style:style style:name="co3" style:family="table-column">
      <style:table-column-properties fo:break-before="auto" style:column-width="209.25pt"/>
    </style:style>
    <style:style style:name="co4" style:family="table-column">
      <style:table-column-properties fo:break-before="auto" style:column-width="275.24pt"/>
    </style:style>
    <style:style style:name="co5" style:family="table-column">
      <style:table-column-properties fo:break-before="auto" style:column-width="151.51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6" table:number-columns-repeated="1011" table:default-cell-style-name="Default"/>
        <table:table-row table:style-name="ro1">
          <table:table-cell table:style-name="ce1" table:number-columns-repeated="4"/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Описание этапа обработки чтений</text:p>
          </table:table-cell>
          <table:table-cell table:style-name="ce2" office:value-type="string" calcext:value-type="string">
            <text:p>Команда в mothur</text:p>
          </table:table-cell>
          <table:table-cell table:style-name="ce2" office:value-type="string" calcext:value-type="string">
            <text:p>Input file names</text:p>
          </table:table-cell>
          <table:table-cell table:style-name="ce2" office:value-type="string" calcext:value-type="string">
            <text:p>Output file names</text:p>
          </table:table-cell>
          <table:table-cell table:style-name="ce8" office:value-type="string" calcext:value-type="string">
            <text:p>Параметры</text:p>
          </table:table-cell>
          <table:table-cell table:style-name="ce8" office:value-type="string" calcext:value-type="string">
            <text:p>Участие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Выбор референсной базы данных</text:p>
          </table:table-cell>
          <table:table-cell table:style-name="ce2"/>
          <table:table-cell table:style-name="ce5" table:number-columns-repeated="2"/>
          <table:table-cell table:style-name="ce9"/>
          <table:table-cell table:style-name="ce8" office:value-type="string" calcext:value-type="string">
            <text:p>Выбор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Обрезка чтений</text:p>
          </table:table-cell>
          <table:table-cell table:style-name="ce2" office:value-type="string" calcext:value-type="string">
            <text:p>trim.seqs</text:p>
          </table:table-cell>
          <table:table-cell table:style-name="ce5" office:value-type="string" calcext:value-type="string">
            <text:p>1.shhh.fasta (20.3 MB)</text:p>
            <text:p>1.shhh.names (2.3 MB)</text:p>
            <text:p>oligos</text:p>
          </table:table-cell>
          <table:table-cell table:style-name="ce5" office:value-type="string" calcext:value-type="string">
            <text:p>1.shhh.trim.fasta (20.4 MB)</text:p>
            <text:p>1.shhh.scrap.fasta</text:p>
            <text:p>1.shhh.trim.names</text:p>
            <text:p>1.shhh.scrap.names</text:p>
            <text:p>1.shhh.groups (2.3 MB)</text:p>
          </table:table-cell>
          <table:table-cell table:style-name="ce9" office:value-type="string" calcext:value-type="string">
            <text:p>maxhomop=8 (максимальная длина гомополимеров)</text:p>
            <text:p>bdiffs=1 (различие в штрихкоде)</text:p>
            <text:p>pdiffs=2 (различие в праймерах)</text:p>
            <text:p>minlength=100 (мин. длина последовательности)</text:p>
            <text:p>processors=2</text:p>
          </table:table-cell>
          <table:table-cell table:style-name="ce8" office:value-type="string" calcext:value-type="string">
            <text:p>Параметры (как минимум минимальная длина, может быть другие) задаются вручную.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Создает файл, показывающий результаты предыдущей команды. Просмотр качества последовательностей</text:p>
          </table:table-cell>
          <table:table-cell table:style-name="ce2" office:value-type="string" calcext:value-type="string">
            <text:p>summary.seqs</text:p>
          </table:table-cell>
          <table:table-cell table:style-name="ce5" office:value-type="string" calcext:value-type="string">
            <text:p>1.shhh.trim.fasta (20.4 MB)</text:p>
            <text:p>1.shhh.trim.names</text:p>
          </table:table-cell>
          <table:table-cell table:style-name="ce5" office:value-type="string" calcext:value-type="string">
            <text:p>1.shhh.trim.summary</text:p>
          </table:table-cell>
          <table:table-cell table:style-name="ce8"/>
          <table:table-cell table:style-name="ce8" office:value-type="string" calcext:value-type="string">
            <text:p>Команда summary.seqs в принципе только показывает результаты пользователю, она ничего не считает.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Упрощение набора данных, работая только с уникальными последовательностями</text:p>
          </table:table-cell>
          <table:table-cell table:style-name="ce2" office:value-type="string" calcext:value-type="string">
            <text:p>unique.seqs</text:p>
          </table:table-cell>
          <table:table-cell table:style-name="ce5" office:value-type="string" calcext:value-type="string">
            <text:p>1.shhh.trim.fasta (20.4 MB)</text:p>
            <text:p>1.shhh.trim.names (2.3 MB)</text:p>
          </table:table-cell>
          <table:table-cell table:style-name="ce5" office:value-type="string" calcext:value-type="string">
            <text:p>1.shhh.trim.unique.names (2.3 MB)</text:p>
            <text:p>1.shhh.trim.unique.fasta (16.8 MB)</text:p>
          </table:table-cell>
          <table:table-cell table:style-name="ce8"/>
          <table:table-cell table:style-name="ce8" office:value-type="string" calcext:value-type="string">
            <text:p>Тут человек не нужен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Выравнивание полученных сиквенсов с сиквенсами из базы данных</text:p>
          </table:table-cell>
          <table:table-cell table:style-name="ce2" office:value-type="string" calcext:value-type="string">
            <text:p>align.seqs</text:p>
          </table:table-cell>
          <table:table-cell table:style-name="ce5" office:value-type="string" calcext:value-type="string">
            <text:p>1.shhh.trim.unique.fasta (16.8 MB)</text:p>
            <text:p>silva.bacteria.fasta (748MB)</text:p>
          </table:table-cell>
          <table:table-cell table:style-name="ce5" office:value-type="string" calcext:value-type="string">
            <text:p>1.shhh.trim.unique.align (1.8 GB)</text:p>
            <text:p>1.shhh.trim.unique.align.report</text:p>
            <text:p>1.shhh.trim.unique.flip.accnos</text:p>
          </table:table-cell>
          <table:table-cell table:style-name="ce8"/>
          <table:table-cell table:style-name="ce8" office:value-type="string" calcext:value-type="string">
            <text:p>Выбор базы данных (см. в самом начале)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Создает файл, показывающий результаты предыдущей команды. Просмотр качества последовательностей</text:p>
          </table:table-cell>
          <table:table-cell table:style-name="ce2" office:value-type="string" calcext:value-type="string">
            <text:p>summary.seqs</text:p>
          </table:table-cell>
          <table:table-cell table:style-name="ce5" office:value-type="string" calcext:value-type="string">
            <text:p>1.shhh.trim.fasta (20.4 MB)</text:p>
            <text:p>1.shhh.trim.names</text:p>
          </table:table-cell>
          <table:table-cell table:style-name="ce5" office:value-type="string" calcext:value-type="string">
            <text:p>1.shhh.trim.summary</text:p>
          </table:table-cell>
          <table:table-cell table:style-name="ce8"/>
          <table:table-cell table:style-name="ce8" office:value-type="string" calcext:value-type="string">
            <text:p>Параметры Start и End (позиции выравнивания) из строки Median подаются на вход следующей команды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Сохранение последовательностей, удовлетворяющих определенным критериям пользователя</text:p>
          </table:table-cell>
          <table:table-cell table:style-name="ce2" office:value-type="string" calcext:value-type="string">
            <text:p>screen.seqs</text:p>
          </table:table-cell>
          <table:table-cell table:style-name="ce5" office:value-type="string" calcext:value-type="string">
            <text:p>1.shhh.trim.unique.align (1.8 GB)</text:p>
            <text:p>1.shhh.trim.unique.names</text:p>
            <text:p>1.shhh.groups</text:p>
          </table:table-cell>
          <table:table-cell table:style-name="ce5" office:value-type="string" calcext:value-type="string">
            <text:p>1.shhh.trim.unique.good.align (1.1 GB)</text:p>
            <text:p>1.shhh.trim.unique.bad.accnos</text:p>
            <text:p>1.shhh.trim.unique.good.names</text:p>
            <text:p>1.shhh.good.groups</text:p>
          </table:table-cell>
          <table:table-cell table:style-name="ce9" office:value-type="string" calcext:value-type="string">
            <text:p>end=25292</text:p>
            <text:p>start=6428</text:p>
            <text:p>criteria=95 (посл-ти, которые не похожи на 95% всех последовательностей будут отброшены)</text:p>
            <text:p>processors=2</text:p>
          </table:table-cell>
          <table:table-cell table:style-name="ce8" office:value-type="string" calcext:value-type="string">
            <text:p>Критерии задаются вручную.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Удаление колонок с пропусками (удаление столбцов из выравниваний на основе критериев, определенных пользователем)</text:p>
          </table:table-cell>
          <table:table-cell table:style-name="ce2" office:value-type="string" calcext:value-type="string">
            <text:p>filter.seqs</text:p>
          </table:table-cell>
          <table:table-cell table:style-name="ce5" office:value-type="string" calcext:value-type="string">
            <text:p>1.shhh.trim.unique.good.align</text:p>
          </table:table-cell>
          <table:table-cell table:style-name="ce5" office:value-type="string" calcext:value-type="string">
            <text:p>1.filter</text:p>
            <text:p>1.shhh.trim.unique.good.filter.fasta</text:p>
          </table:table-cell>
          <table:table-cell table:style-name="ce9" office:value-type="string" calcext:value-type="string">
            <text:p>vertical=T (игнорируется/удаляется любой столбец, содержащий только пробельные символы '.', '-')</text:p>
            <text:p>trump=. (искомый пробельный символ)</text:p>
            <text:p>processors=2</text:p>
          </table:table-cell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Упрощение набора данных, работая только с уникальными последовательностями</text:p>
          </table:table-cell>
          <table:table-cell table:style-name="ce2" office:value-type="string" calcext:value-type="string">
            <text:p>unique.seqs</text:p>
          </table:table-cell>
          <table:table-cell table:style-name="ce5" office:value-type="string" calcext:value-type="string">
            <text:p>1.shhh.trim.unique.good.filter.fasta 1.shhh.trim.unique.good.names</text:p>
          </table:table-cell>
          <table:table-cell table:style-name="ce5" office:value-type="string" calcext:value-type="string">
            <text:p>1.shhh.trim.unique.good.filter.names</text:p>
            <text:p>1.shhh.trim.unique.good.filter.unique.fasta</text:p>
          </table:table-cell>
          <table:table-cell table:style-name="ce8"/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Удаление последовательностей, которые могут быть вызваны ошибками секвенирования</text:p>
          </table:table-cell>
          <table:table-cell table:style-name="ce2" office:value-type="string" calcext:value-type="string">
            <text:p>pre.cluster</text:p>
          </table:table-cell>
          <table:table-cell table:style-name="ce5" office:value-type="string" calcext:value-type="string">
            <text:p>1.shhh.trim.unique.good.filter.unique.fasta 1.shhh.trim.unique.good.filter.names</text:p>
            <text:p>1.shhh.good.groups</text:p>
          </table:table-cell>
          <table:table-cell table:style-name="ce5" office:value-type="string" calcext:value-type="string">
            <text:p>1.shhh.trim.unique.good.filter.unique.precluster.fasta</text:p>
            <text:p>1.shhh.trim.unique.good.filter.unique.precluster.names</text:p>
          </table:table-cell>
          <table:table-cell table:style-name="ce10" office:value-type="string" calcext:value-type="string">
            <text:p>diffs=2 (допустимое число несоответсвий)</text:p>
          </table:table-cell>
          <table:table-cell table:style-name="ce8" office:value-type="string" calcext:value-type="string">
            <text:p>Без человека, кроме diffs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Обнаружение химер</text:p>
          </table:table-cell>
          <table:table-cell table:style-name="ce2" office:value-type="string" calcext:value-type="string">
            <text:p>chimera.uchime</text:p>
          </table:table-cell>
          <table:table-cell table:style-name="ce5" office:value-type="string" calcext:value-type="string">
            <text:p>1.shhh.trim.unique.good.filter.unique.precluster.fasta, 1.shhh.trim.unique.good.filter.unique.precluster.names,</text:p>
            <text:p>1.shhh.good.groups</text:p>
          </table:table-cell>
          <table:table-cell table:style-name="ce5" office:value-type="string" calcext:value-type="string">
            <text:p>1.shhh.trim.unique.good.filter.unique.precluster.uchime.chimeras</text:p>
            <text:p>1.shhh.trim.unique.good.filter.unique.precluster.uchime.accnos</text:p>
          </table:table-cell>
          <table:table-cell table:style-name="ce10" office:value-type="string" calcext:value-type="string">
            <text:p>processors=2</text:p>
          </table:table-cell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Удаление химер</text:p>
          </table:table-cell>
          <table:table-cell table:style-name="ce2" office:value-type="string" calcext:value-type="string">
            <text:p>remove.seqs</text:p>
          </table:table-cell>
          <table:table-cell table:style-name="ce5" office:value-type="string" calcext:value-type="string">
            <text:p>1.shhh.trim.unique.good.filter.unique.precluster.uchime.accnos, 1.shhh.trim.unique.good.filter.unique.precluster.fasta, 1.shhh.trim.unique.good.filter.unique.precluster.names,</text:p>
            <text:p>1.shhh.good.groups</text:p>
          </table:table-cell>
          <table:table-cell table:style-name="ce5" office:value-type="string" calcext:value-type="string">
            <text:p>1.shhh.trim.unique.good.filter.unique.precluster.pick.names</text:p>
            <text:p>1.shhh.trim.unique.good.filter.unique.precluster.pick.fasta</text:p>
            <text:p>1.shhh.good.pick.groups</text:p>
          </table:table-cell>
          <table:table-cell table:style-name="ce8" office:value-type="string" calcext:value-type="string">
            <text:p>dups=T</text:p>
          </table:table-cell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дсчет групп</text:p>
          </table:table-cell>
          <table:table-cell table:style-name="ce2" office:value-type="string" calcext:value-type="string">
            <text:p>count.groups</text:p>
          </table:table-cell>
          <table:table-cell table:style-name="ce5" office:value-type="string" calcext:value-type="string">
            <text:p>1.shhh.good.pick.groups</text:p>
          </table:table-cell>
          <table:table-cell table:style-name="ce5" office:value-type="string" calcext:value-type="string">
            <text:p>1.shhh.good.pick.count.summary</text:p>
          </table:table-cell>
          <table:table-cell table:style-name="ce8"/>
          <table:table-cell table:style-name="ce8" office:value-type="string" calcext:value-type="string">
            <text:p>Команда count.groups в принципе только показывает результаты пользователю, она ничего не считает.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Классификация сиквенсов согласно какой-либо таксономии из базы данных</text:p>
          </table:table-cell>
          <table:table-cell table:style-name="ce2" office:value-type="string" calcext:value-type="string">
            <text:p>classify.seqs</text:p>
          </table:table-cell>
          <table:table-cell table:style-name="ce5" office:value-type="string" calcext:value-type="string">
            <text:p>1.shhh.trim.unique.good.filter.unique.precluster.pick.fasta, 1.shhh.trim.unique.good.filter.unique.precluster.pick.names,</text:p>
            <text:p>1.shhh.good.pick.groups,</text:p>
            <text:p>silva.bacteria.fasta,</text:p>
            <text:p>silva.bacteria.silva.tax</text:p>
          </table:table-cell>
          <table:table-cell table:style-name="ce5" office:value-type="string" calcext:value-type="string">
            <text:p>1.shhh.trim.unique.good.filter.unique.precluster.pick.silva.wang.taxonomy</text:p>
            <text:p>1.shhh.trim.unique.good.filter.unique.precluster.pick.silva.wang.tax.summary</text:p>
          </table:table-cell>
          <table:table-cell table:style-name="ce10" office:value-type="string" calcext:value-type="string">
            <text:p>cutoff=80 (порог для сходства в %)</text:p>
            <text:p>processors=2</text:p>
            <text:p>taxonomy=silva.bacteria.silva.tax (или другая, это файл)</text:p>
          </table:table-cell>
          <table:table-cell table:style-name="ce8" office:value-type="string" calcext:value-type="string">
            <text:p>Человек указывает параметры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Удаление ненужных сиквенсов, например при анализе 16S рРНК: taxon=Chloroplast, Mitochondria</text:p>
          </table:table-cell>
          <table:table-cell table:style-name="ce2" office:value-type="string" calcext:value-type="string">
            <text:p>remove.lineage</text:p>
          </table:table-cell>
          <table:table-cell table:style-name="ce5" office:value-type="string" calcext:value-type="string">
            <text:p>1.shhh.trim.unique.good.filter.unique.precluster.pick.fasta, 1.shhh.trim.unique.good.filter.unique.precluster.pick.names, 1.shhh.good.pick.groups, 1.shhh.trim.unique.good.filter.unique.precluster.pick.silva.wang.taxonomy,</text:p>
          </table:table-cell>
          <table:table-cell table:style-name="ce5" office:value-type="string" calcext:value-type="string">
            <text:p>1.shhh.trim.unique.good.filter.unique.precluster.pick.silva.wang.pick.taxonomy</text:p>
            <text:p>1.shhh.trim.unique.good.filter.unique.precluster.pick.pick.names</text:p>
            <text:p>1.shhh.trim.unique.good.filter.unique.precluster.pick.pick.fasta</text:p>
            <text:p>1.shhh.good.pick.pick.groups</text:p>
          </table:table-cell>
          <table:table-cell table:style-name="ce10" office:value-type="string" calcext:value-type="string">
            <text:p>taxon=Chloroplast;Mitochondria</text:p>
          </table:table-cell>
          <table:table-cell table:style-name="ce8" office:value-type="string" calcext:value-type="string">
            <text:p>Параметр taxon зависит от исследования и использованной на предыдущем этапе базы данных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ереименование файлов</text:p>
          </table:table-cell>
          <table:table-cell table:style-name="ce2" office:value-type="string" calcext:value-type="string">
            <text:p>system</text:p>
          </table:table-cell>
          <table:table-cell table:style-name="ce5" office:value-type="string" calcext:value-type="string">
            <text:p>1.shhh.trim.unique.good.filter.unique.precluster.pick.pick.fasta</text:p>
            <text:p>1.shhh.trim.unique.good.filter.unique.precluster.pick.pick.names</text:p>
            <text:p/>
            <text:p>1.shhh.trim.unique.good.filter.unique.precluster.pick.silva.wang.pick.taxonomy</text:p>
            <text:p>1.shhh.good.pick.pick.groups</text:p>
          </table:table-cell>
          <table:table-cell table:style-name="ce5" office:value-type="string" calcext:value-type="string">
            <text:p>final.fasta</text:p>
            <text:p>final.names</text:p>
            <text:p>final.taxonomy</text:p>
            <text:p>final.groups</text:p>
          </table:table-cell>
          <table:table-cell table:style-name="ce8"/>
          <table:table-cell table:style-name="ce8" office:value-type="string" calcext:value-type="string">
            <text:p>Переименование производится пользователем, но это могла бы делать и система. Делается просто для удобств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Вычисление попарных расстояний между выровненными последовательностями</text:p>
          </table:table-cell>
          <table:table-cell table:style-name="ce2" office:value-type="string" calcext:value-type="string">
            <text:p>dist.seqs</text:p>
          </table:table-cell>
          <table:table-cell table:style-name="ce5" office:value-type="string" calcext:value-type="string">
            <text:p>final.fasta</text:p>
          </table:table-cell>
          <table:table-cell table:style-name="ce5" office:value-type="string" calcext:value-type="string">
            <text:p>final.dist (131 MB)</text:p>
          </table:table-cell>
          <table:table-cell table:style-name="ce10" office:value-type="string" calcext:value-type="string">
            <text:p>cutoff=0.25 (не сохранять дистанции больше 0.25)</text:p>
            <text:p>processors=2</text:p>
          </table:table-cell>
          <table:table-cell table:style-name="ce8" office:value-type="string" calcext:value-type="string">
            <text:p>Пользователь указывает параметры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Кластеризация</text:p>
          </table:table-cell>
          <table:table-cell table:style-name="ce2" office:value-type="string" calcext:value-type="string">
            <text:p>cluster</text:p>
          </table:table-cell>
          <table:table-cell table:style-name="ce5" office:value-type="string" calcext:value-type="string">
            <text:p>final.dist</text:p>
            <text:p>final.names</text:p>
          </table:table-cell>
          <table:table-cell table:style-name="ce5" office:value-type="string" calcext:value-type="string">
            <text:p>final.an.sabund</text:p>
            <text:p>final.an.rabund</text:p>
            <text:p>final.an.list</text:p>
          </table:table-cell>
          <table:table-cell table:style-name="ce8"/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Удаление синглетонов</text:p>
          </table:table-cell>
          <table:table-cell table:style-name="ce2" office:value-type="string" calcext:value-type="string">
            <text:p>remove.rare</text:p>
          </table:table-cell>
          <table:table-cell table:style-name="ce5" office:value-type="string" calcext:value-type="string">
            <text:p>final.an.list</text:p>
          </table:table-cell>
          <table:table-cell table:style-name="ce5" office:value-type="string" calcext:value-type="string">
            <text:p>final.an.pick.list</text:p>
          </table:table-cell>
          <table:table-cell table:style-name="ce8" office:value-type="string" calcext:value-type="string">
            <text:p>label=0.03 (или др.)</text:p>
            <text:p>nseqs=1</text:p>
          </table:table-cell>
          <table:table-cell table:style-name="ce8" office:value-type="string" calcext:value-type="string">
            <text:p>Пользователь указывает параметры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лучение общего файла, показывающего распределение OTU для каждого сообщества</text:p>
          </table:table-cell>
          <table:table-cell table:style-name="ce2" office:value-type="string" calcext:value-type="string">
            <text:p>make.shared</text:p>
          </table:table-cell>
          <table:table-cell table:style-name="ce5" office:value-type="string" calcext:value-type="string">
            <text:p>final.an.list,</text:p>
            <text:p>final.groups</text:p>
          </table:table-cell>
          <table:table-cell table:style-name="ce5" office:value-type="string" calcext:value-type="string">
            <text:p>final.an.shared</text:p>
          </table:table-cell>
          <table:table-cell table:style-name="ce8"/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дсчет количества последовательностей для каждого сообщества</text:p>
          </table:table-cell>
          <table:table-cell table:style-name="ce2" office:value-type="string" calcext:value-type="string">
            <text:p>count.groups</text:p>
          </table:table-cell>
          <table:table-cell table:style-name="ce5" office:value-type="string" calcext:value-type="string">
            <text:p>final.an.shared</text:p>
          </table:table-cell>
          <table:table-cell table:style-name="ce5" office:value-type="string" calcext:value-type="string">
            <text:p>count.summary</text:p>
          </table:table-cell>
          <table:table-cell table:style-name="ce8"/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Нормализация данных или создание наименьшего набора из исходного</text:p>
          </table:table-cell>
          <table:table-cell table:style-name="ce2" office:value-type="string" calcext:value-type="string">
            <text:p>sub.sample</text:p>
          </table:table-cell>
          <table:table-cell table:style-name="ce5" office:value-type="string" calcext:value-type="string">
            <text:p>final.an.shared</text:p>
          </table:table-cell>
          <table:table-cell table:style-name="ce5" office:value-type="string" calcext:value-type="string">
            <text:p>final.an.0.03.subsample.shared</text:p>
          </table:table-cell>
          <table:table-cell table:style-name="ce8"/>
          <table:table-cell table:style-name="ce8" office:value-type="string" calcext:value-type="string">
            <text:p>Без человека, либо выбор количества чтений для нормализации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Классификация сиквенсов</text:p>
          </table:table-cell>
          <table:table-cell table:style-name="ce2" office:value-type="string" calcext:value-type="string">
            <text:p>classify.seqs</text:p>
          </table:table-cell>
          <table:table-cell table:style-name="ce5" office:value-type="string" calcext:value-type="string">
            <text:p>final.fasta, silva.bacteria.silva.tax, silva.bacteria.fasta, final.names,</text:p>
            <text:p>final.groups</text:p>
          </table:table-cell>
          <table:table-cell table:style-name="ce5" office:value-type="string" calcext:value-type="string">
            <text:p>final.silva.wang.taxonomy</text:p>
            <text:p>final.silva.wang.tax.summary</text:p>
          </table:table-cell>
          <table:table-cell table:style-name="ce8" office:value-type="string" calcext:value-type="string">
            <text:p>Выбор таксономии</text:p>
          </table:table-cell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Классификация OTU по дистанциям 0.01-0.03-0.05-0.07, cutoff=80</text:p>
          </table:table-cell>
          <table:table-cell table:style-name="ce2" office:value-type="string" calcext:value-type="string">
            <text:p>classify.otu</text:p>
          </table:table-cell>
          <table:table-cell table:style-name="ce5" office:value-type="string" calcext:value-type="string">
            <text:p>final.silva.wang.taxonomy, final.an.list, final.names, final.groups, silva.bacteria.silva.tax</text:p>
          </table:table-cell>
          <table:table-cell table:style-name="ce5" office:value-type="string" calcext:value-type="string">
            <text:p>final.an.0.03.cons.taxonomy</text:p>
            <text:p>final.an.0.03.cons.tax.summary</text:p>
          </table:table-cell>
          <table:table-cell table:style-name="ce8" office:value-type="string" calcext:value-type="string">
            <text:p>Выбор таксономии</text:p>
          </table:table-cell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Создание файлов, содержащих только репрезентативную последовательность для каждого OTU</text:p>
          </table:table-cell>
          <table:table-cell table:style-name="ce2" office:value-type="string" calcext:value-type="string">
            <text:p>get.oturep</text:p>
          </table:table-cell>
          <table:table-cell table:style-name="ce5" office:value-type="string" calcext:value-type="string">
            <text:p>final.fasta,</text:p>
            <text:p>final.names,</text:p>
            <text:p>final.groups,</text:p>
            <text:p>final.dist</text:p>
          </table:table-cell>
          <table:table-cell table:style-name="ce5" office:value-type="string" calcext:value-type="string">
            <text:p>final.an.0.03.rep.names</text:p>
            <text:p>final.an.0.03.rep.fasta</text:p>
          </table:table-cell>
          <table:table-cell table:style-name="ce8"/>
          <table:table-cell table:style-name="ce8" office:value-type="string" calcext:value-type="string">
            <text:p>Без человека</text:p>
          </table:table-cell>
          <table:table-cell table:style-name="ce8" table:number-columns-repeated="2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4" table:number-rows-spanned="1">
            <text:p>На этом этапе работа с mothur заканчивается. Какие действия и с помощью какого ПО выполняются далее?</text:p>
          </table:table-cell>
          <table:covered-table-cell table:number-columns-repeated="2" table:style-name="ce4"/>
          <table:covered-table-cell table:style-name="ce7"/>
          <table:table-cell table:style-name="ce11" table:number-columns-repeated="4"/>
          <table:table-cell table:style-name="ce12" table:number-columns-repeated="5"/>
          <table:table-cell table:style-name="ce13" table:number-columns-repeated="14"/>
          <table:table-cell table:number-columns-repeated="997"/>
        </table:table-row>
        <table:table-row table:style-name="ro1">
          <table:table-cell table:style-name="ce2" office:value-type="string" calcext:value-type="string">
            <text:p>Создание матрицы дистанций между чтениями</text:p>
          </table:table-cell>
          <table:table-cell table:style-name="ce2" office:value-type="string" calcext:value-type="string">
            <text:p>dist.seqs</text:p>
          </table:table-cell>
          <table:table-cell table:style-name="ce5" office:value-type="string" calcext:value-type="string">
            <text:p>final.fasta</text:p>
          </table:table-cell>
          <table:table-cell table:style-name="ce5" office:value-type="string" calcext:value-type="string">
            <text:p>final.phylip.dist (357 MB)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строение филогенетического дерева</text:p>
          </table:table-cell>
          <table:table-cell table:style-name="ce2" office:value-type="string" calcext:value-type="string">
            <text:p>clearcut</text:p>
          </table:table-cell>
          <table:table-cell table:style-name="ce5" office:value-type="string" calcext:value-type="string">
            <text:p>final.phylip.dist</text:p>
          </table:table-cell>
          <table:table-cell table:style-name="ce5" office:value-type="string" calcext:value-type="string">
            <text:p>final.phylip.tre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Вычисление индексов богатства и разнообразия: chao-shannon-ace-invsimpson</text:p>
          </table:table-cell>
          <table:table-cell table:style-name="ce2" office:value-type="string" calcext:value-type="string">
            <text:p>collect.single</text:p>
          </table:table-cell>
          <table:table-cell table:style-name="ce5" office:value-type="string" calcext:value-type="string">
            <text:p>final.an.shared</text:p>
            <text:p>calc=chao-shannon-ace-invsimpson</text:p>
          </table:table-cell>
          <table:table-cell table:style-name="ce5" office:value-type="string" calcext:value-type="string">
            <text:p>final.an.MID1.chao</text:p>
            <text:p>final.an.MID1.shannon</text:p>
            <text:p>final.an.MID1.ace</text:p>
            <text:p>final.an.MID1.invsimpson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лучение матриц зависимости количества OTUs от количества сиквенсов</text:p>
          </table:table-cell>
          <table:table-cell table:style-name="ce2" office:value-type="string" calcext:value-type="string">
            <text:p>rarefaction.single</text:p>
          </table:table-cell>
          <table:table-cell table:style-name="ce5" office:value-type="string" calcext:value-type="string">
            <text:p>final.an.shared,</text:p>
            <text:p>calc=sobs</text:p>
          </table:table-cell>
          <table:table-cell table:style-name="ce5" office:value-type="string" calcext:value-type="string">
            <text:p>final.an.groups.rarefaction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Вычисление</text:p>
            <text:p>nseqs-coverage-sobs</text:p>
          </table:table-cell>
          <table:table-cell table:style-name="ce2" office:value-type="string" calcext:value-type="string">
            <text:p>summary.single</text:p>
          </table:table-cell>
          <table:table-cell table:style-name="ce5" office:value-type="string" calcext:value-type="string">
            <text:p>final.an.shared</text:p>
            <text:p>calc=nseqs-coverage-sobs</text:p>
          </table:table-cell>
          <table:table-cell table:style-name="ce5" office:value-type="string" calcext:value-type="string">
            <text:p>final.an.groups.summary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лучение матрицы дистанций, показывающей различия между несколькими сообществами, на основе индексов jclass-thetayc-braycurtis</text:p>
          </table:table-cell>
          <table:table-cell table:style-name="ce2" office:value-type="string" calcext:value-type="string">
            <text:p>dist.shared</text:p>
          </table:table-cell>
          <table:table-cell table:style-name="ce5" office:value-type="string" calcext:value-type="string">
            <text:p>final.an.shared,</text:p>
            <text:p>calc=thetayc-jclass-braycurtis</text:p>
          </table:table-cell>
          <table:table-cell table:style-name="ce5" office:value-type="string" calcext:value-type="string">
            <text:p>final.an.thetayc.0.03.lt.dist</text:p>
            <text:p>final.an.jclass.0.03.lt.dist</text:p>
            <text:p>final.an.braycurtis.0.03.lt.dist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Вычисление pcoa с индексами thetayc-jclass-braycurtis</text:p>
          </table:table-cell>
          <table:table-cell table:style-name="ce2" office:value-type="string" calcext:value-type="string">
            <text:p>pcoa</text:p>
          </table:table-cell>
          <table:table-cell table:style-name="ce5" office:value-type="string" calcext:value-type="string">
            <text:p>final.an.thetayc.0.03.lt.dist</text:p>
          </table:table-cell>
          <table:table-cell table:style-name="ce5" office:value-type="string" calcext:value-type="string">
            <text:p>final.an.thetayc.0.03.lt.pcoa.axes</text:p>
            <text:p>final.an.thetayc.0.03.lt.pcoa.loadings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Вычисление nmds с индексами thetayc-jclass-braycurtis</text:p>
          </table:table-cell>
          <table:table-cell table:style-name="ce2" office:value-type="string" calcext:value-type="string">
            <text:p>nmds</text:p>
          </table:table-cell>
          <table:table-cell table:style-name="ce5" office:value-type="string" calcext:value-type="string">
            <text:p>final.an.thetayc.0.03.lt.dist</text:p>
          </table:table-cell>
          <table:table-cell table:style-name="ce5" office:value-type="string" calcext:value-type="string">
            <text:p>final.an.thetayc.0.03.lt.nmds.iters</text:p>
            <text:p>final.an.thetayc.0.03.lt.nmds.stress</text:p>
            <text:p>final.an.thetayc.0.03.lt.nmds.axes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строение дендрограмм на основе индексов thetayc-jclass-braycurtis</text:p>
          </table:table-cell>
          <table:table-cell table:style-name="ce2" office:value-type="string" calcext:value-type="string">
            <text:p>tree.shared</text:p>
          </table:table-cell>
          <table:table-cell table:style-name="ce5" office:value-type="string" calcext:value-type="string">
            <text:p>final.an.shared,</text:p>
            <text:p>calc=thetayc-jclass-braycurtis</text:p>
          </table:table-cell>
          <table:table-cell table:style-name="ce5" office:value-type="string" calcext:value-type="string">
            <text:p>final.an.thetayc.0.03.tre</text:p>
            <text:p>final.an.jclass.0.03.tre</text:p>
            <text:p>final.an.braycurtis.0.03.tre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лучение матрицы дистанций, которая показывает, имеют ли две или более сообществ одинаковые структуры. На основе unifrac.unweighted</text:p>
          </table:table-cell>
          <table:table-cell table:style-name="ce2" office:value-type="string" calcext:value-type="string">
            <text:p>unifrac.unweighted</text:p>
          </table:table-cell>
          <table:table-cell table:style-name="ce5" office:value-type="string" calcext:value-type="string">
            <text:p>final.phylip.tre,</text:p>
            <text:p>final.names,</text:p>
            <text:p>final.groups</text:p>
          </table:table-cell>
          <table:table-cell table:style-name="ce5" office:value-type="string" calcext:value-type="string">
            <text:p>final.phylip.uwsummary</text:p>
            <text:p>final.phylip.tre1.unweighted.phylip.dist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лучение матрицы дистанций, которая показывает, имеют ли две или более сообществ одинаковые структуры. На основе unifrac. weighted</text:p>
          </table:table-cell>
          <table:table-cell table:style-name="ce2" office:value-type="string" calcext:value-type="string">
            <text:p>unifrac.weighted</text:p>
          </table:table-cell>
          <table:table-cell table:style-name="ce5" office:value-type="string" calcext:value-type="string">
            <text:p>final.phylip.tre</text:p>
            <text:p>final.names, final.groups</text:p>
          </table:table-cell>
          <table:table-cell table:style-name="ce5" office:value-type="string" calcext:value-type="string">
            <text:p>final.phylip.trewsummary</text:p>
            <text:p>final.phylip.tre1.weighted.phylip.dist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Визуализация бета разнообразия по алгоритму UniFrac unweighted с помощью дендрограммы</text:p>
          </table:table-cell>
          <table:table-cell table:style-name="ce2" office:value-type="string" calcext:value-type="string">
            <text:p>tree.shared</text:p>
          </table:table-cell>
          <table:table-cell table:style-name="ce5" office:value-type="string" calcext:value-type="string">
            <text:p>final.phylip.tre1.unweighted.phylip.dist</text:p>
          </table:table-cell>
          <table:table-cell table:style-name="ce5" office:value-type="string" calcext:value-type="string">
            <text:p>final.phylip.tre1.unweighted.phylip.tre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Визуализация бета разнообразия по алгоритму UniFrac weighted с помощью дендрограммы</text:p>
          </table:table-cell>
          <table:table-cell table:style-name="ce2" office:value-type="string" calcext:value-type="string">
            <text:p>tree.shared</text:p>
          </table:table-cell>
          <table:table-cell table:style-name="ce5" office:value-type="string" calcext:value-type="string">
            <text:p>final.phylip.tre1.weighted.phylip.dist</text:p>
          </table:table-cell>
          <table:table-cell table:style-name="ce5" office:value-type="string" calcext:value-type="string">
            <text:p>final.phylip.tre1.weighted.phylip.tre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Сравнение сообществ между собой методом главных компонент на основе UniFrac unweighted</text:p>
          </table:table-cell>
          <table:table-cell table:style-name="ce2" office:value-type="string" calcext:value-type="string">
            <text:p>pcoa</text:p>
          </table:table-cell>
          <table:table-cell table:style-name="ce5" office:value-type="string" calcext:value-type="string">
            <text:p>final.phylip.tre1.unweighted.phylip.dist</text:p>
          </table:table-cell>
          <table:table-cell table:style-name="ce5" office:value-type="string" calcext:value-type="string">
            <text:p>final.phylip.tre1.unweighted.phylip.pcoa.axes</text:p>
            <text:p>final.phylip.tre1.unweighted.phylip.pcoa.loadings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Сравнение сообществ между собой методом главных компонент на основе UniFrac weighted</text:p>
          </table:table-cell>
          <table:table-cell table:style-name="ce2" office:value-type="string" calcext:value-type="string">
            <text:p>pcoa</text:p>
          </table:table-cell>
          <table:table-cell table:style-name="ce5" office:value-type="string" calcext:value-type="string">
            <text:p>final.phylip.tre1.weighted.phylip.dist</text:p>
          </table:table-cell>
          <table:table-cell table:style-name="ce5" office:value-type="string" calcext:value-type="string">
            <text:p>final.phylip.tre1.weighted.phylip.pcoa.axes</text:p>
            <text:p>final.phylip.tre1.weighted.phylip.pcoa.loadings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строение тепловой карты, показывающей относительную представленность OTU внутри каждого сообщества</text:p>
          </table:table-cell>
          <table:table-cell table:style-name="ce2" office:value-type="string" calcext:value-type="string">
            <text:p>heatmap.bin</text:p>
          </table:table-cell>
          <table:table-cell table:style-name="ce5" office:value-type="string" calcext:value-type="string">
            <text:p>final.an.shared</text:p>
          </table:table-cell>
          <table:table-cell table:style-name="ce5" office:value-type="string" calcext:value-type="string">
            <text:p>final.an.0.03.heatmap.bin.svg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строение тепловой карты, показывающей попарное сходство между сообществами, используя индексы сходства структуры сообществ jclass-thetayc-braycurtis</text:p>
          </table:table-cell>
          <table:table-cell table:style-name="ce2" office:value-type="string" calcext:value-type="string">
            <text:p>heatmap.sim</text:p>
          </table:table-cell>
          <table:table-cell table:style-name="ce5" office:value-type="string" calcext:value-type="string">
            <text:p>final.an.shared</text:p>
            <text:p>calc=jclass-thetayc-braycurtis</text:p>
          </table:table-cell>
          <table:table-cell table:style-name="ce5" office:value-type="string" calcext:value-type="string">
            <text:p>final.an.0.03.jclass.heatmap.sim.svg</text:p>
            <text:p>final.an.0.03.thetayc.heatmap.sim.svg</text:p>
            <text:p>final.an.0.03.braycurtis.heatmap.sim.svg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остроение диаграмм Венна для сравнения нескольких сообществ для выявления общих OTUs</text:p>
          </table:table-cell>
          <table:table-cell table:style-name="ce2" office:value-type="string" calcext:value-type="string">
            <text:p>venn</text:p>
          </table:table-cell>
          <table:table-cell table:style-name="ce5" office:value-type="string" calcext:value-type="string">
            <text:p>groups=MID1-MID3-MID18-MID8, label=0.03</text:p>
          </table:table-cell>
          <table:table-cell table:style-name="ce5" office:value-type="string" calcext:value-type="string">
            <text:p>final.an.0.03.sharedsobs.MID1-MID18-MID3-MID8.svg</text:p>
            <text:p>final.an.0.03.sharedsobs.MID1-MID18-MID3-MID8.sharedotus</text:p>
          </table:table-cell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Анализ молекулярной дисперсии</text:p>
          </table:table-cell>
          <table:table-cell table:style-name="ce2" office:value-type="string" calcext:value-type="string">
            <text:p>amova</text:p>
          </table:table-cell>
          <table:table-cell table:style-name="ce6" table:number-columns-repeated="2"/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Определение OTU, ответственных за сдвиг выборок вдоль двух осей. с помощью определения корреляции относительной распространенности каждого OTU с двумя осями в наборе данных NMDS</text:p>
          </table:table-cell>
          <table:table-cell table:style-name="ce2" office:value-type="string" calcext:value-type="string">
            <text:p>corr.axes</text:p>
          </table:table-cell>
          <table:table-cell table:style-name="ce6" table:number-columns-repeated="2"/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Определение OTU, которые дифференциально представлены между образцами</text:p>
          </table:table-cell>
          <table:table-cell table:style-name="ce2" office:value-type="string" calcext:value-type="string">
            <text:p>metastats</text:p>
          </table:table-cell>
          <table:table-cell table:style-name="ce6" table:number-columns-repeated="2"/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2" office:value-type="string" calcext:value-type="string">
            <text:p>При использовании филогенетических методов альфа-разнообразие рассчитывается как сумма уникальной длины ветви в дереве</text:p>
          </table:table-cell>
          <table:table-cell table:style-name="ce2" office:value-type="string" calcext:value-type="string">
            <text:p>phylo.diversity</text:p>
          </table:table-cell>
          <table:table-cell table:style-name="ce6" table:number-columns-repeated="2"/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1" table:number-rows-repeated="954">
          <table:table-cell table:style-name="ce1" table:number-columns-repeated="4"/>
          <table:table-cell table:style-name="ce8" table:number-columns-repeated="4"/>
          <table:table-cell table:style-name="ce1" table:number-columns-repeated="5"/>
          <table:table-cell table:number-columns-repeated="1011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Arial" svg:font-family="Arial"/>
    <style:font-face style:name="Cambria" svg:font-family="Cambria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1" meta:object-count="0"/>
    <meta:generator>LibreOfficeDev/5.1.0.3$Linux_X86_64 LibreOffice_project/</meta:generator>
  </office:meta>
</office:document-meta>
</file>